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57cm" svg:stroke-color="#ed1c24" draw:marker-start-width="1.574cm" draw:marker-end-width="1.574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2" style:family="graphic" style:parent-style-name="standard">
      <style:graphic-properties draw:stroke="none" svg:stroke-color="#3465a4" draw:fill="solid" draw:fill-color="#ed1c24" draw:textarea-horizontal-align="justify" draw:textarea-vertical-align="middle" draw:auto-grow-height="false" fo:min-height="5.137cm" fo:min-width="3.357cm"/>
    </style:style>
    <style:style style:name="gr3" style:family="graphic" style:parent-style-name="standard" style:list-style-name="L1">
      <style:graphic-properties svg:stroke-width="0.457cm" svg:stroke-color="#f58220" draw:marker-start-width="2.259cm" draw:marker-end-width="2.259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4" style:family="graphic" style:parent-style-name="standard">
      <style:graphic-properties draw:stroke="none" svg:stroke-color="#3465a4" draw:fill="solid" draw:fill-color="#f58220" draw:textarea-horizontal-align="justify" draw:textarea-vertical-align="middle" draw:auto-grow-height="false" fo:min-height="5.465cm" fo:min-width="2.004cm"/>
    </style:style>
    <style:style style:name="gr5" style:family="graphic" style:parent-style-name="standard" style:list-style-name="L1">
      <style:graphic-properties svg:stroke-width="0.457cm" svg:stroke-color="#fff200" draw:marker-start-width="2.944cm" draw:marker-end-width="2.944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6" style:family="graphic" style:parent-style-name="standard">
      <style:graphic-properties draw:stroke="none" draw:fill="solid" draw:fill-color="#8ae234" draw:textarea-horizontal-align="justify" draw:textarea-vertical-align="middle" draw:auto-grow-height="false" fo:min-height="5.464cm" fo:min-width="3.362cm"/>
    </style:style>
    <style:style style:name="gr7" style:family="graphic" style:parent-style-name="standard" style:list-style-name="L1">
      <style:graphic-properties svg:stroke-width="0.457cm" svg:stroke-color="#8ae234" draw:marker-start-width="3.629cm" draw:marker-end-width="3.629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8" style:family="graphic" style:parent-style-name="standard" style:list-style-name="L1">
      <style:graphic-properties draw:stroke="none" svg:stroke-color="#3465a4" draw:fill="solid" draw:fill-color="#fff200" draw:textarea-horizontal-align="justify" draw:textarea-vertical-align="middle" draw:auto-grow-height="false" fo:min-height="5.465cm" fo:min-width="3.202cm"/>
    </style:style>
    <style:style style:name="gr9" style:family="graphic" style:parent-style-name="standard" style:list-style-name="L1">
      <style:graphic-properties svg:stroke-width="0.457cm" svg:stroke-color="#00a65d" draw:marker-start-width="4.314cm" draw:marker-end-width="4.314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10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5.464cm" fo:min-width="3.362cm"/>
    </style:style>
    <style:style style:name="gr11" style:family="graphic" style:parent-style-name="standard" style:list-style-name="L1">
      <style:graphic-properties svg:stroke-width="0.457cm" svg:stroke-color="#0066b3" draw:marker-start-width="4.999cm" draw:marker-end-width="4.999cm" draw:fill="none" draw:textarea-horizontal-align="justify" draw:textarea-vertical-align="middle" draw:auto-grow-height="false" fo:min-height="3.248cm" fo:min-width="2.513cm" fo:padding-top="0.353cm" fo:padding-bottom="0.353cm" fo:padding-left="0.478cm" fo:padding-right="0.478cm"/>
    </style:style>
    <style:style style:name="gr12" style:family="graphic" style:parent-style-name="standard" style:list-style-name="L1">
      <style:graphic-properties draw:stroke="none" draw:fill="solid" draw:fill-color="#0066b3" draw:textarea-horizontal-align="justify" draw:textarea-vertical-align="middle" draw:auto-grow-height="false" fo:min-height="5.464cm" fo:min-width="3.362cm"/>
    </style:style>
    <style:style style:name="gr13" style:family="graphic" style:parent-style-name="standard" style:list-style-name="L1">
      <style:graphic-properties draw:stroke="none" svg:stroke-color="#3465a4" draw:fill="none" draw:textarea-horizontal-align="justify" draw:textarea-vertical-align="middle" draw:auto-grow-height="false" fo:min-height="3.248cm" fo:min-width="2.513cm"/>
    </style:style>
    <style:style style:name="P1" style:family="paragraph">
      <style:paragraph-properties fo:text-align="center"/>
      <style:text-properties style:font-name="DejaVu Serif" fo:font-size="18pt" fo:font-weight="bold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DejaVu Serif" fo:font-size="18pt" fo:font-weight="bold" style:font-size-asian="18pt" style:font-size-complex="18pt"/>
    </style:style>
    <style:style style:name="P3" style:family="paragraph">
      <style:paragraph-properties fo:text-align="center"/>
      <style:text-properties style:font-name="DejaVu Serif" fo:font-size="12pt" fo:font-weight="bold" style:font-size-asian="18pt" style:font-size-complex="18pt"/>
    </style:style>
    <style:style style:name="P4" style:family="paragraph">
      <loext:graphic-properties draw:fill="solid" draw:fill-color="#ed1c24"/>
      <style:paragraph-properties fo:text-align="center"/>
      <style:text-properties style:font-name="DejaVu Serif" fo:font-size="12pt" fo:font-weight="bold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style:font-name="DejaVu Serif" fo:font-size="18pt" fo:font-weight="bold" style:letter-kerning="true" style:font-name-asian="AR PL SungtiL GB" style:font-size-asian="18pt" style:font-name-complex="Noto Sans Devanagari" style:font-size-complex="18pt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DejaVu Serif" fo:font-size="18pt" fo:font-weight="bold" style:letter-kerning="true" style:font-name-asian="AR PL SungtiL GB" style:font-size-asian="18pt" style:font-name-complex="Noto Sans Devanagari" style:font-size-complex="18pt"/>
    </style:style>
    <style:style style:name="P7" style:family="paragraph">
      <loext:graphic-properties draw:fill="solid" draw:fill-color="#f58220"/>
      <style:paragraph-properties fo:text-align="center"/>
      <style:text-properties style:font-name="DejaVu Serif" fo:font-size="12pt" fo:font-weight="bold" style:font-size-asian="18pt" style:font-size-complex="18pt"/>
    </style:style>
    <style:style style:name="P8" style:family="paragraph">
      <loext:graphic-properties draw:fill="solid" draw:fill-color="#8ae234"/>
      <style:paragraph-properties fo:text-align="center"/>
      <style:text-properties style:font-name="DejaVu Serif" fo:font-size="12pt" fo:font-weight="bold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style:font-name="DejaVu Serif" fo:font-size="12pt" fo:font-weight="bold" style:letter-kerning="true" style:font-name-asian="AR PL SungtiL GB" style:font-size-asian="18pt" style:font-name-complex="Noto Sans Devanagari" style:font-size-complex="18pt"/>
    </style:style>
    <style:style style:name="P10" style:family="paragraph">
      <loext:graphic-properties draw:fill="solid" draw:fill-color="#fff200"/>
      <style:paragraph-properties fo:margin-left="0cm" fo:margin-right="0cm" fo:text-align="center" fo:text-indent="0cm"/>
      <style:text-properties style:font-name="DejaVu Serif" fo:font-size="12pt" fo:font-weight="bold" style:letter-kerning="true" style:font-name-asian="AR PL SungtiL GB" style:font-size-asian="18pt" style:font-name-complex="Noto Sans Devanagari" style:font-size-complex="18pt"/>
    </style:style>
    <style:style style:name="P11" style:family="paragraph">
      <loext:graphic-properties draw:fill="solid" draw:fill-color="#00a65d"/>
      <style:paragraph-properties fo:text-align="center"/>
      <style:text-properties style:font-name="DejaVu Serif" fo:font-size="12pt" fo:font-weight="bold" style:font-size-asian="18pt" style:font-size-complex="18pt"/>
    </style:style>
    <style:style style:name="P12" style:family="paragraph">
      <loext:graphic-properties draw:fill="solid" draw:fill-color="#0066b3"/>
      <style:paragraph-properties fo:margin-left="0cm" fo:margin-right="0cm" fo:text-align="center" fo:text-indent="0cm"/>
      <style:text-properties style:font-name="DejaVu Serif" fo:font-size="12pt" fo:font-weight="bold" style:letter-kerning="true" style:font-name-asian="AR PL SungtiL GB" style:font-size-asian="18pt" style:font-name-complex="Noto Sans Devanagari" style:font-size-complex="18pt"/>
    </style:style>
    <style:style style:name="P13" style:family="paragraph">
      <style:paragraph-properties fo:margin-left="0cm" fo:margin-right="0cm" fo:text-align="center" fo:text-indent="0cm"/>
      <style:text-properties style:font-name="DejaVu Serif" fo:font-size="32pt" fo:font-weight="bold" style:letter-kerning="true" style:font-name-asian="AR PL SungtiL GB" style:font-size-asian="18pt" style:font-name-complex="Noto Sans Devanagari" style:font-size-complex="18pt"/>
    </style:style>
    <style:style style:name="P14" style:family="paragraph">
      <loext:graphic-properties draw:fill="none"/>
      <style:paragraph-properties fo:margin-left="0cm" fo:margin-right="0cm" fo:text-align="center" fo:text-indent="0cm"/>
      <style:text-properties style:font-name="DejaVu Serif" fo:font-size="32pt" fo:font-weight="bold" style:letter-kerning="true" style:font-name-asian="AR PL SungtiL GB" style:font-size-asian="18pt" style:font-name-complex="Noto Sans Devanagari" style:font-size-complex="18pt"/>
    </style:style>
    <style:style style:name="T1" style:family="text">
      <style:text-properties style:font-name="DejaVu Seri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4.572cm" svg:x="0.451cm" svg:y="0.397cm">
          <text:p text:style-name="P1"><text:span text:style-name="T1">1</text:span></text:p>
          <text:p text:style-name="P1"><text:span text:style-name="T1">Cerner le</text:span></text:p>
          <text:p text:style-name="P1"><text:span text:style-name="T1">Suje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4" draw:layer="layout" svg:width="3.857cm" svg:height="5.387cm" draw:transform="skewX (-0.0073303828583762) rotate (1.91183366263459) translate (5.867cm 6.942cm)">
          <text:p text:style-name="P3">Savoir </text:p>
          <text:p text:style-name="P3">ce </text:p>
          <text:p text:style-name="P3">qu’on </text:p>
          <text:p text:style-name="P3">veut </text:p>
          <text:p text:style-name="P3">chercher</text:p>
          <draw:enhanced-geometry svg:viewBox="0 0 21600 21600" draw:glue-points="10800 0 0 10800 10800 21600 18000 10800" draw:text-areas="3600 0 18000 21600" draw:mirror-vertical="true" draw:type="flowchart-stored-data" draw:enhanced-path="M 3600 21600 X 0 10800 3600 0 L 21600 0 X 18000 10800 21600 21600 Z N"/>
        </draw:custom-shape>
        <draw:custom-shape draw:style-name="gr3" draw:text-style-name="P6" draw:layer="layout" svg:width="4.953cm" svg:height="4.572cm" draw:transform="skewX (8.22191385425979E-017) rotate (-0.659734457253856) translate (12.096cm 2.721cm)">
          <text:p text:style-name="P5">2</text:p>
          <text:p text:style-name="P5">Localiser</text:p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custom-shape draw:style-name="gr4" draw:text-style-name="P7" draw:layer="layout" svg:width="3.754cm" svg:height="5.715cm" draw:transform="skewX (0.00750491578357558) rotate (2.47452781347756) translate (9.207cm 13.773cm)">
          <text:p text:style-name="P3">Rechercher <text:s/></text:p>
          <text:p text:style-name="P3">les </text:p>
          <text:p text:style-name="P3">documents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ustom-shape draw:style-name="gr5" draw:text-style-name="P6" draw:layer="layout" svg:width="4.953cm" svg:height="4.572cm" draw:transform="rotate (-0.042935099599059) translate (3.652cm 11.711cm)">
          <text:p text:style-name="P5">3</text:p>
          <text:p text:style-name="P5">Collecter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6" draw:text-style-name="P8" draw:layer="layout" svg:width="3.862cm" svg:height="5.715cm" draw:transform="skewX (-0.00767944870877509) rotate (1.31248759749974) translate (17.584cm 18.209cm)">
          <text:p text:style-name="P3">Organizer </text:p>
          <text:p text:style-name="P3">les </text:p>
          <text:p text:style-name="P3">parties </text:p>
          <text:p text:style-name="P3">en </text:p>
          <text:p text:style-name="P3"><text:s text:c="3"/>thématiques</text:p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custom-shape draw:style-name="gr7" draw:text-style-name="P6" draw:layer="layout" svg:width="4.953cm" svg:height="4.572cm" draw:transform="rotate (-0.693942910592944) translate (15.551cm 14.608cm)">
          <text:p text:style-name="P5">4</text:p>
          <text:p text:style-name="P5">Exploiter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10" draw:layer="layout" svg:width="3.702cm" svg:height="5.716cm" draw:transform="skewX (-0.00750491578357564) rotate (-1.19712133394291) translate (12.765cm 13.666cm)">
          <text:p text:style-name="P9">Copier</text:p>
          <text:p text:style-name="P9">Les</text:p>
          <text:p text:style-name="P9">parties</text:p>
          <text:p text:style-name="P9"><text:s text:c="4"/>pertinentes</text:p>
          <text:p text:style-name="P9">en</text:p>
          <text:p text:style-name="P9"><text:s text:c="5"/>mémorisant</text:p>
          <text:p text:style-name="P9">la source</text:p>
          <draw:enhanced-geometry svg:viewBox="0 0 21600 21600" draw:glue-points="10800 0 0 10800 10800 21600 18000 10800" draw:text-areas="3600 0 18000 21600" draw:mirror-vertical="true" draw:type="flowchart-stored-data" draw:enhanced-path="M 3600 21600 X 0 10800 3600 0 L 21600 0 X 18000 10800 21600 21600 Z N"/>
        </draw:custom-shape>
        <draw:custom-shape draw:style-name="gr9" draw:text-style-name="P6" draw:layer="layout" svg:width="4.953cm" svg:height="4.572cm" draw:transform="rotate (-0.0657989128001859) translate (23.662cm 12.772cm)">
          <text:p text:style-name="P5">5</text:p>
          <text:p text:style-name="P5">Traiter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" draw:text-style-name="P11" draw:layer="layout" svg:width="3.661cm" svg:height="5.714cm" draw:transform="skewX (-0.00767944870877497) rotate (2.59181393921158) translate (23.025cm 14.68cm)">
          <text:p text:style-name="P3">Elaborer </text:p>
          <text:p text:style-name="P3">un </text:p>
          <text:p text:style-name="P3">plan </text:p>
          <text:p text:style-name="P3">et </text:p>
          <text:p text:style-name="P3"><text:s text:c="3"/>synthétiser </text:p>
          <text:p text:style-name="P3">les </text:p>
          <text:p text:style-name="P3">idées</text:p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custom-shape draw:style-name="gr11" draw:text-style-name="P6" draw:layer="layout" svg:width="4.953cm" svg:height="4.572cm" draw:transform="rotate (-0.683296402155779) translate (20.059cm 3.092cm)">
          <text:p text:style-name="P5">6</text:p>
          <text:p text:style-name="P5">Rédiger</text:p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custom-shape draw:style-name="gr12" draw:text-style-name="P12" draw:layer="layout" svg:width="3.784cm" svg:height="5.715cm" draw:transform="skewX (0.00715584993317671) rotate (1.84149689377922) translate (23.016cm 7.603cm)">
          <text:p text:style-name="P9">Rédiger </text:p>
          <text:p text:style-name="P9">à </text:p>
          <text:p text:style-name="P9">sa </text:p>
          <text:p text:style-name="P9">façon </text:p>
          <text:p text:style-name="P9">et </text:p>
          <text:p text:style-name="P9">citer </text:p>
          <text:p text:style-name="P9">les </text:p>
          <text:p text:style-name="P9">ressources</text:p>
          <draw:enhanced-geometry svg:viewBox="0 0 21600 21600" draw:glue-points="10800 0 0 10800 10800 21600 18000 10800" draw:text-areas="3600 0 18000 21600" draw:mirror-vertical="true" draw:mirror-horizontal="true" draw:type="flowchart-stored-data" draw:enhanced-path="M 3600 21600 X 0 10800 3600 0 L 21600 0 X 18000 10800 21600 21600 Z N"/>
        </draw:custom-shape>
        <draw:custom-shape draw:style-name="gr13" draw:text-style-name="P14" draw:layer="layout" svg:width="8.509cm" svg:height="5.207cm" svg:x="12.319cm" svg:y="9.033cm">
          <text:p text:style-name="P13">Préparer </text:p>
          <text:p text:style-name="P13">Un rapport</text:p>
          <text:p text:style-name="P13">Ou</text:p>
          <text:p text:style-name="P13">Une présen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automatic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21cm" fo:page-height="21.0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8:55:29.371250260</meta:creation-date>
    <dc:date>2019-12-28T22:35:01.806684012</dc:date>
    <meta:editing-duration>PT8H3M5S</meta:editing-duration>
    <meta:editing-cycles>9</meta:editing-cycles>
    <meta:generator>LibreOffice/6.0.7.3$Linux_X86_64 LibreOffice_project/00m0$Build-3</meta:generator>
    <meta:document-statistic meta:object-count="13"/>
  </office:meta>
</office:document-meta>
</file>